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Heading_20_1">
      <style:paragraph-properties fo:margin-top="0.278in" fo:margin-bottom="0.0835in" loext:contextual-spacing="false"/>
    </style:style>
    <style:style style:name="P3" style:family="paragraph" style:parent-style-name="Title" style:master-page-name="Standard">
      <style:paragraph-properties fo:margin-top="0in" fo:margin-bottom="0.0417in" loext:contextual-spacing="false" style:page-number="1"/>
    </style:style>
    <style:style style:name="T1" style:family="text">
      <style:text-properties fo:font-size="17pt" style:text-underline-style="solid" style:text-underline-width="auto" style:text-underline-color="font-color" fo:font-weight="bold" style:font-size-asian="17pt" style:font-weight-asian="bold" style:font-size-complex="17pt"/>
    </style:style>
    <style:style style:name="T2" style:family="text">
      <style:text-properties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ptlkmivb5lt7"/><text:span text:style-name="T1">A Sampler of Linux Movies</text:span></text:p>
      <text:p text:style-name="P2"><text:bookmark text:name="_ga6r1w74nocv"/>1997</text:p>
      <text:p text:style-name="P1"/>
      <text:p text:style-name="P1">Dante's Peak (Digital Domain)</text:p>
      <text:p text:style-name="P1">Titanic (Digital Domain)</text:p>
      <text:p text:style-name="P2"><text:bookmark text:name="_25npyzeydw6n"/>1998</text:p>
      <text:p text:style-name="P1"/>
      <text:p text:style-name="P1">What Dreams May Come (Digital Domain)</text:p>
      <text:p text:style-name="P1">Armageddon (Digital Domain)</text:p>
      <text:p text:style-name="P2"><text:bookmark text:name="_qafnzepcym6z"/>1999</text:p>
      <text:p text:style-name="P1"/>
      <text:p text:style-name="P1">Stuart Little (Rhythm &amp; Hues)</text:p>
      <text:p text:style-name="P1">Ed TV (Digital Domain)</text:p>
      <text:p text:style-name="P1">Lake Placid (Digital Domain)</text:p>
      <text:p text:style-name="P1">Fight Club (Digital Domain)</text:p>
      <text:p text:style-name="P2"><text:bookmark text:name="_qfn4r9co5pvs"/>2000</text:p>
      <text:p text:style-name="P1"/>
      <text:p text:style-name="P1">Little Nicky (Rhythm &amp; Hues)</text:p>
      <text:p text:style-name="P1">The Grinch (Rhythm &amp; Hues)</text:p>
      <text:p text:style-name="P1">The Sixth Day (Rhythm &amp; Hues)</text:p>
      <text:p text:style-name="P1">Supernova (Digital Domain)</text:p>
      <text:p text:style-name="P1">Rules of Engagement (Digital Domain)</text:p>
      <text:p text:style-name="P1">X-Men (Digital Domain)</text:p>
      <text:p text:style-name="P1">Red Planet (Digital Domain)</text:p>
      <text:p text:style-name="P1">Dr. Seuss' How the Grinch Stole Christmas (Digital Domain)</text:p>
      <text:p text:style-name="P1"><text:soft-page-break/>O Brother, Where Art Thou? (Digital Domain)</text:p>
      <text:p text:style-name="P2"><text:bookmark text:name="_nll2x0fthgn0"/>2001</text:p>
      <text:p text:style-name="P1"/>
      <text:p text:style-name="P1">Enemy at the Gates (Double Negative)</text:p>
      <text:p text:style-name="P1">Cats &amp; Dogs (Rhythm &amp; Hues)</text:p>
      <text:p text:style-name="P1">Shrek (DreamWorks SKG)</text:p>
      <text:p text:style-name="P1">The Fast and the Furious (Hammerhead)</text:p>
      <text:p text:style-name="P1">Dr. Dolittle 2 (Rhythm &amp; Hues)</text:p>
      <text:p text:style-name="P1">Final Fantasy (Square)</text:p>
      <text:p text:style-name="P1">Planet of the Apes (Rhythm &amp; Hues)</text:p>
      <text:p text:style-name="P1">Captain Corelli's Mandolin (Double Negative)</text:p>
      <text:p text:style-name="P1">Harry Potter (Rhythm &amp; Hues)</text:p>
      <text:p text:style-name="P1">A Beautiful Mind (Digital Domain)</text:p>
      <text:p text:style-name="P1">Vanilla Sky (Digital Domain)</text:p>
      <text:p text:style-name="P1">Lord of the Rings (Weta Digital, Digital Domain)</text:p>
      <text:p text:style-name="P2"><text:bookmark text:name="_w3z3lm4aji63"/>2002</text:p>
      <text:p text:style-name="P1"/>
      <text:p text:style-name="P1">Collateral Damage (Flash Film Works)</text:p>
      <text:p text:style-name="P1">Blade II (Tippett Studio)</text:p>
      <text:p text:style-name="P1">Star Wars: Episode II (ILM)</text:p>
      <text:p text:style-name="P1">Spirit: Stallion of the Cimarron (DreamWorks)</text:p>
      <text:p text:style-name="P1">Scooby-Doo (Rhythm &amp; Hues)</text:p>
      <text:p text:style-name="P1">Blue Crush (Hammerhead)</text:p>
      <text:p text:style-name="P1">Star Trek: Nemesis (Digital Domain)</text:p>
      <text:p text:style-name="P1">Lord of the Rings 2 (Weta Digital)</text:p>
      <text:p text:style-name="P1">We Were Soldiers Once (Digital Domain)</text:p>
      <text:p text:style-name="P1"><text:soft-page-break/>The Time Machine (Digital Domain)</text:p>
      <text:p text:style-name="P2"><text:bookmark text:name="_4g6m4q13ss8h"/>2003</text:p>
      <text:p text:style-name="P1"/>
      <text:p text:style-name="P1">The Matrix Reloaded (Tippett)</text:p>
      <text:p text:style-name="P1">2 Fast 2 Furious (Hammerhead)</text:p>
      <text:p text:style-name="P1">Junglebook 2 (Disney)</text:p>
      <text:p text:style-name="P1">Incredible Hulk (ILM)</text:p>
      <text:p text:style-name="P1">Pirates of the Caribbean (ILM)</text:p>
      <text:p text:style-name="P1">Sinbad (DreamWorks)</text:p>
      <text:p text:style-name="P1"/>
      <text:p text:style-name="P1"><text:span text:style-name="T2">Source : http://www.creativeplanetnetwork.com/news/news-articles/linux-hollywood/38100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15pt" fo:font-style="italic" fo:font-weight="bold" style:font-size-asian="15pt" style:font-style-asian="italic" style:font-weight-asian="bold" style:font-size-complex="1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4" meta:word-count="231" meta:character-count="1518" meta:non-whitespace-character-count="1341"/>
    <meta:generator>LibreOfficeDev/5.1.0.3$Linux_X86_64 LibreOffice_project/</meta:generator>
  </office:meta>
</office:document-meta>
</file>